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73ab57"/>
    </style:style>
    <style:style style:name="P56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Standard">
      <style:text-properties officeooo:paragraph-rsid="00e30ea8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officeooo:paragraph-rsid="00f21a93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21a93" style:font-size-asian="10pt" style:font-size-complex="10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194be"/>
    </style:style>
    <style:style style:name="T30" style:family="text">
      <style:text-properties officeooo:rsid="00e30ea8"/>
    </style:style>
    <style:style style:name="T31" style:family="text">
      <style:text-properties officeooo:rsid="00e90f5a"/>
    </style:style>
    <style:style style:name="T32" style:family="text">
      <style:text-properties officeooo:rsid="005a2417"/>
    </style:style>
    <style:style style:name="T33" style:family="text">
      <style:text-properties officeooo:rsid="00f11ce6"/>
    </style:style>
    <style:style style:name="T34" style:family="text">
      <style:text-properties officeooo:rsid="00f1d53d"/>
    </style:style>
    <style:style style:name="T35" style:family="text">
      <style:text-properties officeooo:rsid="00574721"/>
    </style:style>
    <style:style style:name="T36" style:family="text">
      <style:text-properties officeooo:rsid="00f427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0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5">ô</text:span>lé</text:p>
          </table:table-cell>
          <table:table-cell table:style-name="Tableau2.A2" office:value-type="string">
            <text:p text:style-name="P22">{object_type}<text:span text:style-name="T32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4">t</text:span></text:p>
          </table:table-cell>
          <table:table-cell table:style-name="Tableau2.A2" office:value-type="string">
            <text:p text:style-name="P10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2">Réf. m</text:span>odèle</text:p>
            <text:p text:style-name="P26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8">Verdict</text:p>
          </table:table-cell>
          <table:covered-table-cell/>
          <table:table-cell table:style-name="Tableau2.C5" office:value-type="string">
            <text:p text:style-name="P53">{verdict}</text:p>
          </table:table-cell>
        </table:table-row>
      </table:table>
      <text:p text:style-name="P55"/>
      <text:p text:style-name="P16">Note publique : <text:span text:style-name="T10">{public_note}</text:span></text:p>
      <text:p text:style-name="P21"/>
      <text:p text:style-name="P20">Contr<text:span text:style-name="T29">ô</text:span>leur associés au contr<text:span text:style-name="T29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7"><text:span text:style-name="T28">Nom</text:span><text:span text:style-name="T27"> </text:span></text:p>
            <text:p text:style-name="P59"><text:span text:style-name="T21">C</text:span>ontrôleur</text:p>
          </table:table-cell>
          <table:table-cell table:style-name="Tableau1.A1" office:value-type="string">
            <text:p text:style-name="P62">Prénom</text:p>
            <text:p text:style-name="P59"><text:span text:style-name="T21">C</text:span>ontrôleur</text:p>
          </table:table-cell>
          <table:table-cell table:style-name="Tableau1.A1" office:value-type="string">
            <text:p text:style-name="P60">Date de <text:span text:style-name="T26">s</text:span><text:span text:style-name="T21">ignature</text:span></text:p>
            <text:p text:style-name="P59"><text:span text:style-name="T21">C</text:span>ontrôleur</text:p>
          </table:table-cell>
          <table:table-cell table:style-name="Tableau1.D1" office:value-type="string">
            <text:p text:style-name="P61">Signature</text:p>
            <text:p text:style-name="P59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18"/>
      <text:p text:style-name="P19">Contacts associés au contr<text:span text:style-name="T25">ô</text:span>le : <text:span text:style-name="T27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23">ô</text:span>le</text:p>
          </table:table-cell>
          <table:table-cell table:style-name="Tableau3.A1" office:value-type="string">
            <text:p text:style-name="P36">Date de signature</text:p>
          </table:table-cell>
          <table:table-cell table:style-name="Tableau3.E1" office:value-type="string">
            <text:p text:style-name="P41">Signature</text:p>
          </table:table-cell>
        </table:table-row>
        <table:table-row>
          <table:table-cell table:style-name="Tableau3.A2" office:value-type="string">
            <text:p text:style-name="P65">[!-- BEGIN row.extsocietyattendant --] {extsocietyattendant_lastname}</text:p>
          </table:table-cell>
          <table:table-cell table:style-name="Tableau3.B2" office:value-type="string">
            <text:p text:style-name="P65">{extsocietyattendant_firstname}</text:p>
          </table:table-cell>
          <table:table-cell table:style-name="Tableau3.C2" office:value-type="string">
            <text:p text:style-name="P65">{extsocietyattendant_role}</text:p>
          </table:table-cell>
          <table:table-cell table:style-name="Tableau3.D2" office:value-type="string">
            <text:p text:style-name="P65">{extsocietyattendant_signature_date}</text:p>
          </table:table-cell>
          <table:table-cell table:style-name="Tableau3.E2" office:value-type="string">
            <text:p text:style-name="P64">{extsocietyattendant_signature}[!-- END row.extsocietyattendant --]</text:p>
          </table:table-cell>
        </table:table-row>
      </table:table>
      <text:p text:style-name="P56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Réf</text:p>
            <text:p text:style-name="P44">Question</text:p>
          </table:table-cell>
          <table:table-cell table:style-name="Tableau4.A1" office:value-type="string">
            <text:p text:style-name="P30">Titre - Description</text:p>
          </table:table-cell>
          <table:table-cell table:style-name="Tableau4.A1" office:value-type="string">
            <text:p text:style-name="P30">Réf</text:p>
            <text:p text:style-name="P44">Réponse</text:p>
          </table:table-cell>
          <table:table-cell table:style-name="Tableau4.A1" office:value-type="string">
            <text:p text:style-name="P34">Observations</text:p>
          </table:table-cell>
          <table:table-cell table:style-name="Tableau4.E1" office:value-type="string">
            <text:p text:style-name="P35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51">[!-- BEGIN row.questions --]</text:p>
            <text:p text:style-name="P51">{ref}</text:p>
          </table:table-cell>
          <table:table-cell table:style-name="Tableau4.B2" office:value-type="string">
            <text:p text:style-name="P39"><text:span text:style-name="T19">Titre</text:span> : {label}</text:p>
            <text:p text:style-name="P39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8">{answer}</text:p>
            <text:p text:style-name="P45">[!-- END row.questions --]</text:p>
          </table:table-cell>
        </table:table-row>
      </table:table>
      <text:p text:style-name="P8"/>
      <text:p text:style-name="P27">Liste des <text:span text:style-name="T30">équipements et</text:span> <text:span text:style-name="T30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9">Réf</text:p>
            <text:p text:style-name="P46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1">Réf</text:p>
            <text:p text:style-name="P47">Numéro de lot/série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4">Durée de vie <text:span text:style-name="T31">restante</text:span>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equipment_ref}</text:p>
          </table:table-cell>
          <table:table-cell table:style-name="Tableau5.B2" office:value-type="string">
            <text:p text:style-name="P40">{equipment_label}</text:p>
          </table:table-cell>
          <table:table-cell table:style-name="Tableau5.C2" office:value-type="string">
            <text:p text:style-name="P50">{productlot_batch}</text:p>
          </table:table-cell>
          <table:table-cell table:style-name="Tableau5.D2" office:value-type="string">
            <text:p text:style-name="P40">{equipment_description}</text:p>
          </table:table-cell>
          <table:table-cell table:style-name="Tableau5.E2" office:value-type="string">
            <text:p text:style-name="P42">{dluo}</text:p>
          </table:table-cell>
          <table:table-cell table:style-name="Tableau5.F2" office:value-type="string">
            <text:p text:style-name="P43">{lifetime} [!-- END row.equipment --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f4270f"/>
    </style:style>
    <style:style style:name="MT8" style:family="text">
      <style:text-properties officeooo:rsid="00ddf725"/>
    </style:style>
    <style:style style:name="MT9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2</text:span><text:span text:style-name="MT8"> </text:span><text:span text:style-name="MT4">- 202</text:span><text:span text:style-name="MT9">3</text:span><text:span text:style-name="MT7">100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46M25S</meta:editing-duration>
    <meta:editing-cycles>283</meta:editing-cycles>
    <meta:generator>LibreOffice/7.4.1.2$Windows_X86_64 LibreOffice_project/3c58a8f3a960df8bc8fd77b461821e42c061c5f0</meta:generator>
    <dc:date>2023-10-09T12:09:12.609000000</dc:date>
    <meta:document-statistic meta:table-count="5" meta:image-count="1" meta:object-count="0" meta:page-count="3" meta:paragraph-count="75" meta:word-count="177" meta:character-count="1560" meta:non-whitespace-character-count="1458"/>
    <meta:user-defined meta:name="Info 1"/>
    <meta:user-defined meta:name="Info 2"/>
    <meta:user-defined meta:name="Info 3"/>
    <meta:user-defined meta:name="Info 4"/>
  </office:meta>
</office:document-meta>
</file>